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itle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jdgxs"/>Fandom składanymi schodami do piwnicy</text:p>
      <text:p text:style-name="P1">Wracając z kolacji w amerykańskim fast foodzie po dniu pracy w amerykańskim korpo wpatrzony w amerykańską aplikację z niebieskim „F” w logo, zauważyłem link do najnowszego wydania magazynu dla fanów kucyków amerykańskiego producenta. Schowałem (bynajmniej nie amerykański) telefon, by pomaszerować do studenckiego pokoju i pogrążyć się w lekturze umiłowanego periodyku.</text:p>
      <text:p text:style-name="P1">Po chwili natrafiłem na dwa felietony. W pierwszym Falconek wystawił fandomowi laurkę robiącą z niego najwspanialszy sposób na wyjście z piwnicy; drugi zaś stanowił kontrę Cahan, która zgodnie ze swoim zwyczajem udowadniała, że fandom utwierdza w piwniczeniu. Jako lubiący polityczne swary, postanowiłem podążyć za zastosowanymi przez przedmówców alegoriami i pokazać, że fandom jest składanymi schodami. Z jednej strony mogą one stanowić drogę do wyjścia z piwnicy, z drugiej zaś nieumiejętnie rozłożone spadną człowiekowi na łeb i już nigdy się z niej nie ruszy.</text:p>
      <text:p text:style-name="P1">Bronies stanowią dla osób „odstających od normy” ostoję i miejsce akceptacji, często długo poszukiwanej. Musimy nadal pamiętać, że oglądanie serialu o gadających konikach, nie znajdując się w jego grupie docelowej, jest po prostu dziwne. Nie robimy niczego złego, ale jesteśmy bandą dziwaków. I dobrze nam z tym, a w szczególności, gdy mamy się z kim tym radosnym dziwactwem podzielić! Nawiązujemy znajomości, zaczynamy udzielać się w wydarzeniach, tym samym się rozwijając. Dostrzegamy, że świat nie jest taki zły, a z drugim człowiekiem czasem nawet fajnie jest poprzebywać.</text:p>
      <text:p text:style-name="P1">Problem zaczyna się, gdy akceptacja przeistacza się w ignorancję. Chwila, w której fascynacja kucykami zmienia się w obsesję na ich punkcie, zaś pokój z przestrzeni życiowej przeistacza się w jaskinię świątynną ku czci księżniczki Luny wypełnioną jej lepiącymi się wizerunkami, nie jest dobra. Nie jest nawet zła. Jest dowodem na to, że fandom zawiódł.</text:p>
      <text:p text:style-name="P1">Na północy od lat pomagam przy organizacji wydarzeń. Spotykam tam naprawdę różnych ludzi, zarówno dusze towarzystwa, jak i cichych myślicieli siedzących pod ścianą. Widuję też osoby wyróżniające się. Odziane w pancerz z przypinek podchodzą do uczestników ze stosami rysunków, zaś o serialu rozmawiają jak o nadprzyrodzonej rzeczywistości. Falconek stwierdził, że fandom jest częścią życia. Nie może jednak go zastępować. Takim osobom należy pomagać. Takie wyzwanie; Internet lubi wyzwania. Skoro trzymamy się razem, to może my się tym zajmiemy, zamiast utwierdzać w przekonaniu, że wszystko jest ok?</text:p>
      <text:p text:style-name="P1">Zaś Cahan jeszcze na koniec mógłbym zapewnić, że w obu moich ekipach nie narzekamy na brak zajęć, a jednak poświęcamy „kucykowu” swój czas, na przykład pisząc ten tekst.</text:p>
      <text:p text:style-name="P1">Czekaj… Zaplanowałaś to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395" meta:character-count="2690" meta:non-whitespace-character-count="2303"/>
    <meta:generator>LibreOfficeDev/6.0.5.2$Linux_X86_64 LibreOffice_project/</meta:generator>
  </office:meta>
</office:document-meta>
</file>